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officeooo:rsid="001fcfe1" officeooo:paragraph-rsid="001fcfe1"/>
    </style:style>
    <style:style style:name="P3" style:family="paragraph" style:parent-style-name="Standard" style:list-style-name="L1">
      <style:text-properties officeooo:rsid="001fcfe1" officeooo:paragraph-rsid="001fcfe1"/>
    </style:style>
    <style:style style:name="P4" style:family="paragraph" style:parent-style-name="Standard" style:list-style-name="L1">
      <style:text-properties officeooo:rsid="001fcfe1" officeooo:paragraph-rsid="00226745"/>
    </style:style>
    <style:style style:name="P5" style:family="paragraph" style:parent-style-name="Standard" style:list-style-name="L1">
      <style:text-properties fo:font-weight="bold" officeooo:rsid="001fcfe1" officeooo:paragraph-rsid="001fcfe1" style:font-weight-asian="bold" style:font-weight-complex="bold"/>
    </style:style>
    <style:style style:name="P6" style:family="paragraph" style:parent-style-name="Standard" style:list-style-name="L1">
      <style:text-properties fo:font-style="normal" officeooo:rsid="001fcfe1" officeooo:paragraph-rsid="001fcfe1" style:font-style-asian="normal" style:font-style-complex="normal"/>
    </style:style>
    <style:style style:name="P7" style:family="paragraph" style:parent-style-name="Standard" style:list-style-name="L1">
      <style:text-properties officeooo:rsid="00226745" officeooo:paragraph-rsid="002267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ISTEMA DE GERENCIAMENTO DE MATERIAIS DE CONSTRUÇÃO</text:h>
      <text:p text:style-name="P2"/>
      <text:p text:style-name="P2"/>
      <text:p text:style-name="P2">Requisitos:</text:p>
      <text:list xml:id="list1475076702" text:style-name="L1">
        <text:list-item>
          <text:p text:style-name="P5">Cadastros (CRUD – Create, Read, Update, Delete)</text:p>
          <text:list>
            <text:list-item>
              <text:p text:style-name="P3">Administrador</text:p>
              <text:list>
                <text:list-item>
                  <text:p text:style-name="P3">Nome, login e senha</text:p>
                </text:list-item>
              </text:list>
            </text:list-item>
            <text:list-item>
              <text:p text:style-name="P3">Clientes</text:p>
              <text:list>
                <text:list-item>
                  <text:p text:style-name="P3">Dados:</text:p>
                  <text:list>
                    <text:list-item>
                      <text:p text:style-name="P3">Nome</text:p>
                    </text:list-item>
                    <text:list-item>
                      <text:p text:style-name="P3">CPF</text:p>
                    </text:list-item>
                    <text:list-item>
                      <text:p text:style-name="P3">Telefone</text:p>
                    </text:list-item>
                    <text:list-item>
                      <text:p text:style-name="P7">E-mail</text:p>
                    </text:list-item>
                    <text:list-item>
                      <text:p text:style-name="P3">Endereço</text:p>
                    </text:list-item>
                  </text:list>
                </text:list-item>
              </text:list>
            </text:list-item>
            <text:list-item>
              <text:p text:style-name="P3">Produtos</text:p>
              <text:list>
                <text:list-item>
                  <text:p text:style-name="P3">Dados:</text:p>
                  <text:list>
                    <text:list-item>
                      <text:p text:style-name="P3">Nome</text:p>
                    </text:list-item>
                    <text:list-item>
                      <text:p text:style-name="P3">Marca</text:p>
                    </text:list-item>
                    <text:list-item>
                      <text:p text:style-name="P3">Preço de compra * (possibilidade de calcular o lucro)</text:p>
                    </text:list-item>
                    <text:list-item>
                      <text:p text:style-name="P3">Preço de venda</text:p>
                    </text:list-item>
                    <text:list-item>
                      <text:p text:style-name="P3">Quantidade</text:p>
                    </text:list-item>
                  </text:list>
                </text:list-item>
              </text:list>
            </text:list-item>
            <text:list-item>
              <text:p text:style-name="P4">Vendas</text:p>
              <text:list>
                <text:list-item>
                  <text:p text:style-name="P7">Dados:</text:p>
                  <text:list>
                    <text:list-item>
                      <text:p text:style-name="P7">Data</text:p>
                    </text:list-item>
                    <text:list-item>
                      <text:p text:style-name="P7">Produtos</text:p>
                    </text:list-item>
                    <text:list-item>
                      <text:p text:style-name="P7">Valor parcial</text:p>
                    </text:list-item>
                    <text:list-item>
                      <text:p text:style-name="P7">Desconto</text:p>
                    </text:list-item>
                    <text:list-item>
                      <text:p text:style-name="P7">Valor total</text:p>
                    </text:list-item>
                  </text:list>
                </text:list-item>
                <text:list-item>
                  <text:p text:style-name="P4">Formas de pagamento</text:p>
                  <text:list>
                    <text:list-item>
                      <text:p text:style-name="P4">à vista tem desconto de 10%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Controle de estoque</text:p>
          <text:list>
            <text:list-item>
              <text:p text:style-name="P3">Reposição de estoque*</text:p>
            </text:list-item>
            <text:list-item>
              <text:p text:style-name="P3">Para cada venda será verificado se o produto está ou não disponível</text:p>
            </text:list-item>
            <text:list-item>
              <text:p text:style-name="P3">Decrementar a quantidade em caso de venda</text:p>
            </text:list-item>
          </text:list>
        </text:list-item>
        <text:list-item>
          <text:p text:style-name="P3"/>
        </text:list-item>
        <text:list-item>
          <text:p text:style-name="P3">Relatórios</text:p>
          <text:list>
            <text:list-item>
              <text:p text:style-name="P3">Ideias</text:p>
              <text:list>
                <text:list-item>
                  <text:p text:style-name="P6">Enviar relatório por e-mail.</text:p>
                </text:list-item>
                <text:list-item>
                  <text:p text:style-name="P6">Imprimir</text:p>
                </text:list-item>
                <text:list-item>
                  <text:p text:style-name="P6">Vendas por dia</text:p>
                </text:list-item>
                <text:list-item>
                  <text:p text:style-name="P6">Lucro</text:p>
                </text:list-item>
              </text:list>
            </text:list-item>
          </text:list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20:00:23.307462893</meta:creation-date>
    <dc:date>2021-08-30T20:58:42.405882149</dc:date>
    <meta:editing-duration>PT44M37S</meta:editing-duration>
    <meta:editing-cycles>2</meta:editing-cycles>
    <meta:generator>LibreOffice/7.1.5.2$Linux_X86_64 LibreOffice_project/10$Build-2</meta:generator>
    <meta:document-statistic meta:table-count="0" meta:image-count="0" meta:object-count="0" meta:page-count="1" meta:paragraph-count="40" meta:word-count="135" meta:character-count="643" meta:non-whitespace-character-count="583"/>
  </office:meta>
</office:document-meta>
</file>